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ent-style-name="UrbanBody">
      <style:text-properties style:font-name="Times New Roman1" fo:font-size="12pt" style:font-size-asian="12pt" style:font-size-complex="12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fo:language="zxx" fo:country="none" fo:font-style="normal" fo:font-weight="normal" style:font-style-asian="normal" style:font-weight-asian="normal"/>
    </style:style>
    <style:style style:name="T11" style:family="text">
      <style:text-properties fo:language="zxx" fo:country="none" fo:font-style="normal" style:font-style-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size="11pt" style:font-size-asian="11pt" style:font-size-complex="11pt"/>
    </style:style>
    <style:style style:name="T15"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8"><text:span text:style-name="T19">do text</text:span></text:p><text:p text:style-name="P8"><text:span text:style-name="T19">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8"><text:span text:style-name="T19">do text</text:span></text:p><text:p text:style-name="P8"><text:span text:style-name="T19">from document(at=reference, format='odt')</text:span></text:p></office:annotation></text:span>Import depuis reference.odt</text:p>
      <text:p text:style-name="UrbanBody"/>
      <text:p text:style-name="UrbanBody"><office:annotation><dc:creator>Gauthier Bastien</dc:creator><dc:date>2011-02-16T16:12:24</dc:date><text:p text:style-name="P8"><text:span text:style-name="T18">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8"><text:span text:style-name="T17">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1">Monsieur </text:span><text:span text:style-name="T11"><text:text-input text:description="Demandeurs">self.getApplicantsSignaletic(withaddress=True)</text:text-input></text:span><text:span text:style-name="T10"> </text:span><text:span text:style-name="T3">relative à un bien sis </text:span><text:span text:style-name="T12">: </text:span><text:span text:style-name="T10"><text:text-input text:description="Situation des travaux">self.getWorkLocationSignaletic()</text:text-input></text:span> <text:span text:style-name="T3">- bien cadastré section</text:span><text:span text:style-name="T10"> </text:span><text:span text:style-name="T10"><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0"><text:s/></text:span><text:span text:style-name="T10"><text:text-input text:description="Date du récépissé">tool.formatDate(self.getLastDeposit().getEventDate())</text:text-input></text:span><text:span text:style-name="T10"> </text:span><text:span text:style-name="T3">;</text:span></text:p>
      <text:p text:style-name="UrbanBody"><text:span text:style-name="T3">Attendu que l’accusé de réception de cette demande porte la date du </text:span><text:span text:style-name="T10"><text:text-input text:description="Date du récépissé">tool.formatDate(self.getLastAcknowledgment().getEventDate())</text:text-input></text:span><text:span text:style-name="T10">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3"><text:text-input text:description="Bien-Parcelles">self.getSSC()</text:text-input></text:span><text:span text:style-name="T3"> ;</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displayValue(self.listZones(), self.getFolderZone())</text:text-input></text:span><text:span text:style-name="T3"> ;</text:span></text:p>
      <text:p text:style-name="UrbanBody"/>
      <text:p text:style-name="UrbanBody"><text:span text:style-name="T3">Considérant que selon le règlement communal d’urbanisme précité, le projet se situe en </text:span><text:span text:style-name="T3"><text:text-input text:description="Bien-Parcelles">self.getRCU()</text:text-input></text:span><text:span text:style-name="T3"> ;</text:span></text:p>
      <text:p text:style-name="UrbanBody"/>
      <text:p text:style-name="UrbanBody"><text:span text:style-name="T14"><office:annotation><dc:creator>sde </dc:creator><dc:date>2011-08-05T08:21:16</dc:date><text:p text:style-name="P8"><text:span text:style-name="T16">do text if not <text:s/>self.getIsInPCA()</text:span></text:p></office:annotation></text:span>Attendu qu'il n'existe pas, pour le territoire où se trouve situé le bien, de plan communal d’aménagement ;</text:p>
      <text:p text:style-name="UrbanBody"><text:span text:style-name="T14"><office:annotation><dc:creator>sde </dc:creator><dc:date>2011-08-05T08:21:16</dc:date><text:p text:style-name="P8"><text:span text:style-name="T16">do text if self.getIsInPCA()</text:span></text:p></office:annotation></text:span>Attendu qu'il existe, pour le territoire où se trouve situé le bien, un plan communal d’aménagement ;</text:p>
      <text:p text:style-name="UrbanBody"/>
      <text:p text:style-name="UrbanBody"><text:span text:style-name="T14"><office:annotation><dc:creator>sde </dc:creator><dc:date>2011-08-04T10:39:07</dc:date><text:p text:style-name="P8"><text:span text:style-name="T16">do text if not self.getIsInSubdivision()</text:span></text:p></office:annotation></text:span>Attendu qu'il n'existe pas pour le territoire où se trouve situé le bien, de lotissement dûment autorisé par le Collège Communal ; </text:p>
      <text:p text:style-name="UrbanBody"><text:span text:style-name="T14"><office:annotation><dc:creator>sde </dc:creator><dc:date>2011-08-04T10:39:07</dc:date><text:p text:style-name="P8"><text:span text:style-name="T16">do text if self.getIsInSubdivision()</text:span></text:p></office:annotation></text:span>Attendu qu'il existe pour le territoire où se trouve situé le bien, un lotissement dûment autorisé par le Collège Communal de réfèrence <text:span text:style-name="T13"><text:text-input text:description="Objet des travaux">self.getSubdivisionDetails()</text:text-input></text:span> ;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7"><text:span text:style-name="T15">do text if '330-2' in self.getInvestigationArticles()</text:span></text:p></office:annotation></text:span><text:span text:style-name="T5">Article unique</text:span><text:span text:style-name="T3"> : d'émettre un AVIS <text:s/></text:span><text:span text:style-name="T6"><text:text-input text:description="Décision">self.displayValue(urbanEventObj.listDecisions(), urbanEventObj.getDecision()).upper()</text:text-input></text:span><text:span text:style-name="T3"> sur le projet de </text:span><text:span text:style-name="T10">Monsieur</text:span><text:span text:style-name="T3"> </text:span><text:span text:style-name="T10">00000000000</text:span><text:span text:style-name="T3"> 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7"><text:span text:style-name="T15">do text if '330-2' not in self.getInvestigationArticles()</text:span></text:p></office:annotation></text:span><text:span text:style-name="T5">Article unique</text:span><text:span text:style-name="T3"> : d'émettre un AVIS <text:s/></text:span><text:span text:style-name="T6"><text:text-input text:description="Décision">self.displayValue(urbanEventObj.listDecisions(), urbanEventObj.getDecision()).upper()</text:text-input></text:span><text:span text:style-name="T3"> sur le projet de </text:span><text:span text:style-name="T10">Monsieur</text:span><text:span text:style-name="T3"> </text:span><text:span text:style-name="T10">00000000000</text:span><text:span text:style-name="T3"> 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9-07T11:11:55</dc:date>
    <dc:language>fr-FR</dc:language>
    <meta:editing-cycles>63</meta:editing-cycles>
    <meta:editing-duration>P1DT9H5M21S</meta:editing-duration>
    <dc:creator>sde </dc:creator>
    <meta:document-statistic meta:table-count="0" meta:image-count="0" meta:object-count="0" meta:page-count="2" meta:paragraph-count="36" meta:word-count="544" meta:character-count="3875"/>
    <meta:user-defined meta:name="Info 1"/>
    <meta:user-defined meta:name="Info 2"/>
    <meta:user-defined meta:name="Info 3"/>
    <meta:user-defined meta:name="Info 4"/>
  </office:meta>
</office:document-meta>
</file>